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f06" officeooo:paragraph-rsid="00196f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r. Aris Krysak </text:p>
      <text:p text:style-name="P1">President del Club Esportiu Endavant</text:p>
      <text:p text:style-name="P1">C/ Clar, 73 07750 Ferreries</text:p>
      <text:p text:style-name="P1"/>
      <text:p text:style-name="P1"/>
      <text:p text:style-name="P1"/>
      <text:p text:style-name="P1">Us convoc a la propera reunió del Club Marítim de Maó.</text:p>
      <text:p text:style-name="P1"/>
      <text:p text:style-name="P1"/>
      <text:p text:style-name="P1"/>
      <text:p text:style-name="P1">Dia: 18 de novembre del 2024</text:p>
      <text:p text:style-name="P1">Hora: 20.00h</text:p>
      <text:p text:style-name="P1">Lloc: Sala d’actes del club</text:p>
      <text:p text:style-name="P1"/>
      <text:p text:style-name="P1"/>
      <text:p text:style-name="P1"/>
      <text:p text:style-name="P1"/>
      <text:p text:style-name="P1"/>
      <text:p text:style-name="P1">Ordre del dia:</text:p>
      <text:p text:style-name="P1"/>
      <text:p text:style-name="P1">1. Lectura i aprovació de l’acta de la sessió anterior.</text:p>
      <text:p text:style-name="P1">2. Organització del Campionat de Menorca.</text:p>
      <text:p text:style-name="P1">3. Admissió de nous membres a la Federació.</text:p>
      <text:p text:style-name="P1">4. Torn obert de paraules.</text:p>
      <text:p text:style-name="P1"/>
      <text:p text:style-name="P1"/>
      <text:p text:style-name="P1"/>
      <text:p text:style-name="P1"/>
      <text:p text:style-name="P1"/>
      <text:p text:style-name="P1"/>
      <text:p text:style-name="P1">[Signatura]</text:p>
      <text:p text:style-name="P1"/>
      <text:p text:style-name="P1">Marc Caldas Garrido</text:p>
      <text:p text:style-name="P1">President de la Federació de Clubs Esportius de Menorca</text:p>
      <text:p text:style-name="P1"/>
      <text:p text:style-name="P1">Maó, 15 de novembre del 20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1:58:45.207992360</meta:creation-date>
    <dc:date>2024-11-15T12:17:19.621938533</dc:date>
    <meta:editing-duration>PT6M44S</meta:editing-duration>
    <meta:editing-cycles>1</meta:editing-cycles>
    <meta:document-statistic meta:table-count="0" meta:image-count="0" meta:object-count="0" meta:page-count="1" meta:paragraph-count="16" meta:word-count="88" meta:character-count="492" meta:non-whitespace-character-count="419"/>
    <meta:generator>LibreOffice/24.2.6.2$Linux_X86_64 LibreOffice_project/420$Build-2</meta:generator>
  </office:meta>
</office:document-meta>
</file>